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d061" officeooo:paragraph-rsid="0002d061"/>
    </style:style>
    <style:style style:name="P2" style:family="paragraph" style:parent-style-name="Standard">
      <style:text-properties officeooo:rsid="0002d061" officeooo:paragraph-rsid="0009348f"/>
    </style:style>
    <style:style style:name="P3" style:family="paragraph" style:parent-style-name="Standard">
      <style:text-properties officeooo:rsid="0002d061" officeooo:paragraph-rsid="000947ad"/>
    </style:style>
    <style:style style:name="P4" style:family="paragraph" style:parent-style-name="Standard">
      <style:text-properties officeooo:paragraph-rsid="0002d061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658e7" officeooo:paragraph-rsid="000658e7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947ad" officeooo:paragraph-rsid="000947ad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02d061" officeooo:paragraph-rsid="000947ad" style:font-weight-asian="normal" style:font-weight-complex="normal"/>
    </style:style>
    <style:style style:name="P8" style:family="paragraph" style:parent-style-name="Standard">
      <style:text-properties officeooo:paragraph-rsid="000947ad"/>
    </style:style>
    <style:style style:name="P9" style:family="paragraph" style:parent-style-name="Header">
      <style:text-properties officeooo:rsid="000aa73b" officeooo:paragraph-rsid="000aa73b"/>
    </style:style>
    <style:style style:name="P10" style:family="paragraph" style:parent-style-name="Standard">
      <style:text-properties style:text-underline-style="none" fo:font-weight="normal" officeooo:rsid="0002d061" officeooo:paragraph-rsid="000947ad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aa73b" officeooo:paragraph-rsid="000947ad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aa73b" officeooo:paragraph-rsid="000aa73b" style:font-weight-asian="normal" style:font-weight-complex="normal"/>
    </style:style>
    <style:style style:name="P13" style:family="paragraph" style:parent-style-name="Standard">
      <style:text-properties officeooo:rsid="0002d061" officeooo:paragraph-rsid="0002d061"/>
    </style:style>
    <style:style style:name="P14" style:family="paragraph" style:parent-style-name="Standard">
      <style:text-properties officeooo:rsid="000aa73b" officeooo:paragraph-rsid="000aa73b"/>
    </style:style>
    <style:style style:name="P15" style:family="paragraph" style:parent-style-name="Standard">
      <style:text-properties officeooo:paragraph-rsid="000aa73b"/>
    </style:style>
    <style:style style:name="P16" style:family="paragraph" style:parent-style-name="Standard">
      <style:text-properties fo:font-style="normal" style:text-underline-style="solid" style:text-underline-width="auto" style:text-underline-color="font-color" fo:font-weight="bold" officeooo:paragraph-rsid="000aa73b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style:text-underline-style="solid" style:text-underline-width="auto" style:text-underline-color="font-color" fo:font-weight="bold" officeooo:rsid="000aa73b" officeooo:paragraph-rsid="000aa73b" style:font-style-asian="normal" style:font-weight-asian="bold" style:font-style-complex="normal" style:font-weight-complex="bold"/>
    </style:style>
    <style:style style:name="T1" style:family="text">
      <style:text-properties officeooo:rsid="000947ad"/>
    </style:style>
    <style:style style:name="T2" style:family="text">
      <style:text-properties style:text-underline-style="none" fo:font-weight="normal" officeooo:rsid="000947ad" style:font-weight-asian="normal" style:font-weight-complex="normal"/>
    </style:style>
    <style:style style:name="T3" style:family="text">
      <style:text-properties style:text-underline-style="none" fo:font-weight="normal" officeooo:rsid="0002d061" style:font-weight-asian="normal" style:font-weight-complex="normal"/>
    </style:style>
    <style:style style:name="T4" style:family="text">
      <style:text-properties style:text-underline-style="none" fo:font-weight="normal" officeooo:rsid="000aa73b" style:font-weight-asian="normal" style:font-weight-complex="normal"/>
    </style:style>
    <style:style style:name="T5" style:family="text">
      <style:text-properties style:text-position="super 58%" style:text-underline-style="none" fo:font-weight="normal" officeooo:rsid="000947ad" style:font-weight-asian="normal" style:font-weight-complex="normal"/>
    </style:style>
    <style:style style:name="T6" style:family="text">
      <style:text-properties officeooo:rsid="0009a614"/>
    </style:style>
    <style:style style:name="T7" style:family="text">
      <style:text-properties officeooo:rsid="0009d788"/>
    </style:style>
    <style:style style:name="T8" style:family="text">
      <style:text-properties officeooo:rsid="000aa7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52 pages</text:p>
      <text:p text:style-name="P1">-css</text:p>
      <text:p text:style-name="P1"/>
      <text:p text:style-name="P5">Travail à faire pour le 17 janvier:</text:p>
      <text:p text:style-name="P1">Matheo</text:p>
      <text:p text:style-name="P1">18 pages :</text:p>
      <text:p text:style-name="P1"><text:tab/>-3 maison/terrain nus/immeubles/locaux/appartement</text:p>
      <text:p text:style-name="P1"><text:tab/>-présentation rapide immeuble/locaux/terrain</text:p>
      <text:p text:style-name="P4"/>
      <text:p text:style-name="P1">Baptiste</text:p>
      <text:p text:style-name="P2">17 pages :</text:p>
      <text:p text:style-name="P2"><text:tab/>-accueil </text:p>
      <text:p text:style-name="P1"><text:tab/>-3 maison/terrain nus/immeubles/locaux/appartement</text:p>
      <text:p text:style-name="P1"><text:tab/>-présentation rapide maison</text:p>
      <text:p text:style-name="P1"/>
      <text:p text:style-name="P1">Mathis</text:p>
      <text:p text:style-name="P2">17 pages :</text:p>
      <text:p text:style-name="P2"><text:tab/>-contact</text:p>
      <text:p text:style-name="P1"><text:tab/>-3 maison/terrain nus/immeubles/locaux/appartement</text:p>
      <text:p text:style-name="P1"><text:tab/>-présentation rapide appartement</text:p>
      <text:p text:style-name="P1"/>
      <text:p text:style-name="P14">Faire base de données et fiche technique</text:p>
      <text:p text:style-name="P1"/>
      <text:p text:style-name="P6">10 janvier 2023 :</text:p>
      <text:p text:style-name="P6"/>
      <text:p text:style-name="P7">Matheo :</text:p>
      <text:p text:style-name="P8"><text:span text:style-name="T3"><text:tab/>-</text:span><text:span text:style-name="T2">création de 1</text:span><text:span text:style-name="T5">er</text:span><text:span text:style-name="T2"> page maison(13H40)</text:span></text:p>
      <text:p text:style-name="P3">Baptiste</text:p>
      <text:p text:style-name="P3"><text:tab/>-<text:span text:style-name="T1">création de l’accueil (13H</text:span><text:span text:style-name="T6">39</text:span><text:span text:style-name="T1">)</text:span></text:p>
      <text:p text:style-name="P7">Mathis</text:p>
      <text:p text:style-name="P7"><text:tab/>-<text:span text:style-name="T6">Regarde des site</text:span><text:span text:style-name="T7">s</text:span><text:span text:style-name="T6"> internet(13H44)</text:span></text:p>
      <text:p text:style-name="P11"/>
      <text:p text:style-name="P7"/>
      <text:p text:style-name="P7"/>
      <text:p text:style-name="P17">11 janvier 2023</text:p>
      <text:p text:style-name="P12"/>
      <text:p text:style-name="P12">Matheo :</text:p>
      <text:p text:style-name="P12"><text:tab/></text:p>
      <text:p text:style-name="P12">Baptiste :</text:p>
      <text:p text:style-name="P12"><text:tab/>- creation de la page d’accueil avec le header et le footer</text:p>
      <text:p text:style-name="P12">Mathis :</text:p>
      <text:p text:style-name="P12"><text:tab/></text:p>
      <text:p text:style-name="P16"><text:span text:style-name="T8">14 janvier 2023</text:span></text:p>
      <text:p text:style-name="P12"/>
      <text:p text:style-name="P12">Matheo :</text:p>
      <text:p text:style-name="P12"><text:tab/>-1 version template des biens</text:p>
      <text:p text:style-name="P12">Baptiste :</text:p>
      <text:p text:style-name="P15"><text:span text:style-name="T4"><text:tab/>- continuation de la page d accueil footer et header sur le css</text:span></text:p>
      <text:p text:style-name="P12"><text:soft-page-break/>Mathis :</text:p>
      <text:p text:style-name="P12"><text:tab/>-creation page contact + pages maison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a73b" officeooo:paragraph-rsid="000aa73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Castre, Lo Re, Rodrigues<text:tab/>AP2 – Mission 1<text:tab/>Bloc 2</text:p>
      </style:header>
      <style:footer>
        <text:p text:style-name="Footer"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0T13:15:09.706623421</meta:creation-date>
    <dc:date>2023-01-16T13:23:14.015000000</dc:date>
    <meta:editing-duration>PT12M43S</meta:editing-duration>
    <meta:editing-cycles>9</meta:editing-cycles>
    <meta:generator>LibreOffice/7.0.1.2$Windows_x86 LibreOffice_project/7cbcfc562f6eb6708b5ff7d7397325de9e764452</meta:generator>
    <meta:document-statistic meta:table-count="0" meta:image-count="0" meta:object-count="0" meta:page-count="2" meta:paragraph-count="41" meta:word-count="134" meta:character-count="884" meta:non-whitespace-character-count="768"/>
  </office:meta>
</office:document-meta>
</file>